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ce1"/>
        <table:table-row table:style-name="ro1">
          <table:table-cell office:value-type="string" calcext:value-type="string">
            <text:p>AA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4" calcext:value-type="float">
            <text:p>0.0034</text:p>
          </table:table-cell>
          <table:table-cell table:number-columns-repeated="2"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AIG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4" calcext:value-type="float">
            <text:p>0.002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4" calcext:value-type="float">
            <text:p>0.0014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9" calcext:value-type="float">
            <text:p>0.0029</text:p>
          </table:table-cell>
          <table:table-cell table:number-columns-repeated="2"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25" calcext:value-type="float">
            <text:p>0.0025</text:p>
          </table:table-cell>
          <table:table-cell table:number-columns-repeated="2" office:value-type="float" office:value="0.0043" calcext:value-type="float">
            <text:p>0.004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7" calcext:value-type="float">
            <text:p>0.0037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HON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HPQ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12" calcext:value-type="float">
            <text:p>0.011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35" calcext:value-type="float">
            <text:p>0.0035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55" calcext:value-type="float">
            <text:p>0.0055</text:p>
          </table:table-cell>
          <table:table-cell office:value-type="float" office:value="-0.0002" calcext:value-type="float">
            <text:p>-0.0002</text:p>
          </table:table-cell>
          <table:table-cell table:number-columns-repeated="2" office:value-type="float" office:value="0.0016" calcext:value-type="float">
            <text:p>0.0016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INTC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.0019" calcext:value-type="float">
            <text:p>0.0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JPM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.0025" calcext:value-type="float">
            <text:p>0.002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-0.0002" calcext:value-type="float">
            <text:p>-0.0002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4" calcext:value-type="float">
            <text:p>0.0024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2" calcext:value-type="float">
            <text:p>0.0022</text:p>
          </table:table-cell>
          <table:table-cell table:number-columns-repeated="2" office:value-type="float" office:value="0.0029" calcext:value-type="float">
            <text:p>0.002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MMM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MRK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table:number-columns-repeated="2" office:value-type="float" office:value="0.0011" calcext:value-type="float">
            <text:p>0.0011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0026" calcext:value-type="float">
            <text:p>0.0026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7" calcext:value-type="float">
            <text:p>0.0027</text:p>
          </table:table-cell>
          <table:table-cell table:number-columns-repeated="2" office:value-type="float" office:value="0.0067" calcext:value-type="float">
            <text:p>0.006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24" calcext:value-type="float">
            <text:p>0.0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0.0082" calcext:value-type="float">
            <text:p>0.0082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6" calcext:value-type="float">
            <text:p>0.0016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UTX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VZ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WMT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23" calcext:value-type="float">
            <text:p>0.0023</text:p>
          </table:table-cell>
          <table:table-cell table:number-columns-repeated="2" office:value-type="float" office:value="0.0029" calcext:value-type="float">
            <text:p>0.00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4" calcext:value-type="float">
            <text:p>0.0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1:32:05.707806726</meta:creation-date>
    <dc:date>2024-04-24T21:33:29.530183053</dc:date>
    <meta:editing-duration>PT1M23S</meta:editing-duration>
    <meta:editing-cycles>3</meta:editing-cycles>
    <meta:generator>LibreOffice/7.3.7.2$Linux_X86_64 LibreOffice_project/30$Build-2</meta:generator>
    <meta:document-statistic meta:table-count="1" meta:cell-count="960" meta:object-count="0"/>
  </office:meta>
</office:document-meta>
</file>